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7" style:family="table">
      <style:table-properties style:width="17.59cm" table:align="margins"/>
    </style:style>
    <style:style style:name="Table17.A" style:family="table-column">
      <style:table-column-properties style:column-width="3.212cm" style:rel-column-width="11967*"/>
    </style:style>
    <style:style style:name="Table17.B" style:family="table-column">
      <style:table-column-properties style:column-width="6.454cm" style:rel-column-width="24046*"/>
    </style:style>
    <style:style style:name="Table17.C" style:family="table-column">
      <style:table-column-properties style:column-width="7.923cm" style:rel-column-width="29522*"/>
    </style:style>
    <style:style style:name="Table17.A1" style:family="table-cell">
      <style:table-cell-properties style:vertical-align="middle" fo:background-color="#e6e6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e17.B1" style:family="table-cell">
      <style:table-cell-properties fo:background-color="transparent" fo:padding="0.097cm" fo:border="none">
        <style:background-image/>
      </style:table-cell-properties>
    </style:style>
    <style:style style:name="Table17.C1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e17.A2" style:family="table-cell">
      <style:table-cell-properties style:vertical-align="middle" fo:padding="0.097cm" fo:border-left="0.002cm solid #000000" fo:border-right="0.002cm solid #000000" fo:border-top="none" fo:border-bottom="none"/>
    </style:style>
    <style:style style:name="Table17.B2" style:family="table-cell">
      <style:table-cell-properties fo:background-color="#e6e6ff" fo:padding="0.097cm" fo:border-left="none" fo:border-right="none" fo:border-top="0.002cm solid #000000" fo:border-bottom="0.002cm solid #000000">
        <style:background-image/>
      </style:table-cell-properties>
    </style:style>
    <style:style style:name="Table17.C2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A3" style:family="table-cell">
      <style:table-cell-properties style:vertical-align="middle" fo:background-color="#e6e6ff" fo:padding="0.097cm" fo:border-left="0.002cm solid #000000" fo:border-right="0.002cm solid #000000" fo:border-top="none" fo:border-bottom="none">
        <style:background-image/>
      </style:table-cell-properties>
    </style:style>
    <style:style style:name="Table17.B3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le17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7.B4" style:family="table-cell">
      <style:table-cell-properties fo:background-color="#e6e6ff" fo:padding="0.097cm" fo:border-left="none" fo:border-right="none" fo:border-top="none" fo:border-bottom="0.002cm solid #000000">
        <style:background-image/>
      </style:table-cell-properties>
    </style:style>
    <style:style style:name="Table17.C4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17.A7" style:family="table-cell">
      <style:table-cell-properties style:vertical-align="middle"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214cm" style:rel-column-width="11974*"/>
    </style:style>
    <style:style style:name="Table1.B" style:family="table-column">
      <style:table-column-properties style:column-width="6.454cm" style:rel-column-width="24046*"/>
    </style:style>
    <style:style style:name="Table1.C" style:family="table-column">
      <style:table-column-properties style:column-width="7.922cm" style:rel-column-width="29515*"/>
    </style:style>
    <style:style style:name="Table1.A1" style:family="table-cell">
      <style:table-cell-properties style:vertical-align="middle" fo:background-color="#e6e6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e1.B1" style:family="table-cell">
      <style:table-cell-properties fo:background-color="transparent" fo:padding="0.097cm" fo:border="none">
        <style:background-image/>
      </style:table-cell-properties>
    </style:style>
    <style:style style:name="Table1.C1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e1.A2" style:family="table-cell">
      <style:table-cell-properties style:vertical-align="middle" fo:padding="0.097cm" fo:border-left="0.002cm solid #000000" fo:border-right="0.002cm solid #000000" fo:border-top="none" fo:border-bottom="none"/>
    </style:style>
    <style:style style:name="Table1.B2" style:family="table-cell">
      <style:table-cell-properties fo:background-color="#e6e6ff" fo:padding="0.097cm" fo:border-left="none" fo:border-right="none" fo:border-top="0.002cm solid #000000" fo:border-bottom="0.002cm solid #000000">
        <style:background-image/>
      </style:table-cell-properties>
    </style:style>
    <style:style style:name="Table1.C2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A3" style:family="table-cell">
      <style:table-cell-properties style:vertical-align="middle" fo:background-color="#e6e6ff" fo:padding="0.097cm" fo:border-left="0.002cm solid #000000" fo:border-right="0.002cm solid #000000" fo:border-top="none" fo:border-bottom="none">
        <style:background-image/>
      </style:table-cell-properties>
    </style:style>
    <style:style style:name="Table1.B3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le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4" style:family="table-cell">
      <style:table-cell-properties fo:background-color="#e6e6ff" fo:padding="0.097cm" fo:border-left="none" fo:border-right="none" fo:border-top="none" fo:border-bottom="0.002cm solid #000000">
        <style:background-image/>
      </style:table-cell-properties>
    </style:style>
    <style:style style:name="Table1.C4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1.A6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.B6" style:family="table-cell">
      <style:table-cell-properties fo:background-color="#e6e6ff" fo:padding="0.097cm" fo:border="none">
        <style:background-image/>
      </style:table-cell-properties>
    </style:style>
    <style:style style:name="Table1.C6" style:family="table-cell">
      <style:table-cell-properties fo:background-color="#e6e6ff" fo:padding="0.097cm" fo:border-left="0.002cm solid #000000" fo:border-right="none" fo:border-top="none" fo:border-bottom="none">
        <style:background-image/>
      </style:table-cell-properties>
    </style:style>
    <style:style style:name="Table2" style:family="table">
      <style:table-properties style:width="17.646cm" fo:margin-left="-0.056cm" fo:margin-right="0cm" table:align="margins"/>
    </style:style>
    <style:style style:name="Table2.A" style:family="table-column">
      <style:table-column-properties style:column-width="3.265cm" style:rel-column-width="12125*"/>
    </style:style>
    <style:style style:name="Table2.B" style:family="table-column">
      <style:table-column-properties style:column-width="6.507cm" style:rel-column-width="24166*"/>
    </style:style>
    <style:style style:name="Table2.C" style:family="table-column">
      <style:table-column-properties style:column-width="7.874cm" style:rel-column-width="29244*"/>
    </style:style>
    <style:style style:name="Table2.A1" style:family="table-cell">
      <style:table-cell-properties style:vertical-align="middle" fo:background-color="#e6e6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e2.B1" style:family="table-cell">
      <style:table-cell-properties fo:background-color="transparent" fo:padding="0.097cm" fo:border="none">
        <style:background-image/>
      </style:table-cell-properties>
    </style:style>
    <style:style style:name="Table2.C1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e2.A2" style:family="table-cell">
      <style:table-cell-properties style:vertical-align="middle" fo:padding="0.097cm" fo:border-left="0.002cm solid #000000" fo:border-right="0.002cm solid #000000" fo:border-top="none" fo:border-bottom="none"/>
    </style:style>
    <style:style style:name="Table2.B2" style:family="table-cell">
      <style:table-cell-properties fo:background-color="#e6e6ff" fo:padding="0.097cm" fo:border-left="none" fo:border-right="none" fo:border-top="0.002cm solid #000000" fo:border-bottom="0.002cm solid #000000">
        <style:background-image/>
      </style:table-cell-properties>
    </style:style>
    <style:style style:name="Table2.C2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A3" style:family="table-cell">
      <style:table-cell-properties style:vertical-align="middle" fo:background-color="#e6e6ff" fo:padding="0.097cm" fo:border-left="0.002cm solid #000000" fo:border-right="0.002cm solid #000000" fo:border-top="none" fo:border-bottom="none">
        <style:background-image/>
      </style:table-cell-properties>
    </style:style>
    <style:style style:name="Table2.B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B4" style:family="table-cell">
      <style:table-cell-properties fo:background-color="#e6e6ff" fo:padding="0.097cm" fo:border-left="none" fo:border-right="none" fo:border-top="none" fo:border-bottom="0.002cm solid #000000">
        <style:background-image/>
      </style:table-cell-properties>
    </style:style>
    <style:style style:name="Table2.C4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2.B5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le2.A10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646cm" fo:margin-left="-0.056cm" fo:margin-right="0cm" table:align="margins"/>
    </style:style>
    <style:style style:name="Table3.A" style:family="table-column">
      <style:table-column-properties style:column-width="3.265cm" style:rel-column-width="12125*"/>
    </style:style>
    <style:style style:name="Table3.B" style:family="table-column">
      <style:table-column-properties style:column-width="6.454cm" style:rel-column-width="23969*"/>
    </style:style>
    <style:style style:name="Table3.C" style:family="table-column">
      <style:table-column-properties style:column-width="7.927cm" style:rel-column-width="29441*"/>
    </style:style>
    <style:style style:name="Table3.A1" style:family="table-cell">
      <style:table-cell-properties style:vertical-align="middle" fo:background-color="#e6e6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e3.B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le3.C1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02cm solid #000000" fo:border-right="0.002cm solid #000000" fo:border-top="none" fo:border-bottom="none">
        <style:background-image/>
      </style:table-cell-properties>
    </style:style>
    <style:style style:name="Table3.B2" style:family="table-cell">
      <style:table-cell-properties fo:background-color="#e6e6ff" fo:padding="0.097cm" fo:border-left="none" fo:border-right="none" fo:border-top="none" fo:border-bottom="0.002cm solid #000000">
        <style:background-image/>
      </style:table-cell-properties>
    </style:style>
    <style:style style:name="Table3.C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3.A3" style:family="table-cell">
      <style:table-cell-properties style:vertical-align="middle" fo:background-color="#e6e6ff" fo:padding="0.097cm" fo:border-left="0.002cm solid #000000" fo:border-right="0.002cm solid #000000" fo:border-top="none" fo:border-bottom="none">
        <style:background-image/>
      </style:table-cell-properties>
    </style:style>
    <style:style style:name="Table3.B4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4" style:family="table-cell">
      <style:table-cell-properties fo:background-color="#e6e6ff" fo:padding="0.097cm" fo:border-left="none" fo:border-right="none" fo:border-top="0.002cm solid #000000" fo:border-bottom="0.002cm solid #000000">
        <style:background-image/>
      </style:table-cell-properties>
    </style:style>
    <style:style style:name="Table3.A11" style:family="table-cell">
      <style:table-cell-properties style:vertical-align="middle"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.B11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Table4" style:family="table">
      <style:table-properties style:width="17.646cm" fo:margin-left="-0.056cm" fo:margin-right="0cm" table:align="margins"/>
    </style:style>
    <style:style style:name="Table4.A" style:family="table-column">
      <style:table-column-properties style:column-width="3.265cm" style:rel-column-width="12125*"/>
    </style:style>
    <style:style style:name="Table4.B" style:family="table-column">
      <style:table-column-properties style:column-width="6.454cm" style:rel-column-width="23969*"/>
    </style:style>
    <style:style style:name="Table4.C" style:family="table-column">
      <style:table-column-properties style:column-width="3.963cm" style:rel-column-width="14720*"/>
    </style:style>
    <style:style style:name="Table4.D" style:family="table-column">
      <style:table-column-properties style:column-width="3.963cm" style:rel-column-width="14721*"/>
    </style:style>
    <style:style style:name="Table4.A1" style:family="table-cell">
      <style:table-cell-properties style:vertical-align="middle" fo:background-color="#e6e6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e4.B1" style:family="table-cell">
      <style:table-cell-properties fo:background-color="transparent" fo:padding="0.097cm" fo:border="none">
        <style:background-image/>
      </style:table-cell-properties>
    </style:style>
    <style:style style:name="Table4.C1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e4.A2" style:family="table-cell">
      <style:table-cell-properties style:vertical-align="middle" fo:background-color="transparent" fo:padding="0.097cm" fo:border-left="0.002cm solid #000000" fo:border-right="0.002cm solid #000000" fo:border-top="none" fo:border-bottom="none">
        <style:background-image/>
      </style:table-cell-properties>
    </style:style>
    <style:style style:name="Table4.B2" style:family="table-cell">
      <style:table-cell-properties fo:background-color="#e6e6ff" fo:padding="0.097cm" fo:border-left="none" fo:border-right="none" fo:border-top="0.002cm solid #000000" fo:border-bottom="0.002cm solid #000000">
        <style:background-image/>
      </style:table-cell-properties>
    </style:style>
    <style:style style:name="Table4.C2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A3" style:family="table-cell">
      <style:table-cell-properties style:vertical-align="middle" fo:background-color="#e6e6ff" fo:padding="0.097cm" fo:border-left="0.002cm solid #000000" fo:border-right="0.002cm solid #000000" fo:border-top="none" fo:border-bottom="none">
        <style:background-image/>
      </style:table-cell-properties>
    </style:style>
    <style:style style:name="Table4.B3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le4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4.B4" style:family="table-cell">
      <style:table-cell-properties fo:background-color="#e6e6ff" fo:padding="0.097cm" fo:border-left="none" fo:border-right="none" fo:border-top="none" fo:border-bottom="0.002cm solid #000000">
        <style:background-image/>
      </style:table-cell-properties>
    </style:style>
    <style:style style:name="Table4.C4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4.A6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.A7" style:family="table-cell">
      <style:table-cell-properties style:vertical-align="middle"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.C9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.B10" style:family="table-cell">
      <style:table-cell-properties fo:background-color="#e6e6ff" fo:padding="0.097cm" fo:border="none">
        <style:background-image/>
      </style:table-cell-properties>
    </style:style>
    <style:style style:name="Table4.C10" style:family="table-cell">
      <style:table-cell-properties fo:background-color="#e6e6ff" fo:padding="0.097cm" fo:border-left="0.002cm solid #000000" fo:border-right="none" fo:border-top="none" fo:border-bottom="none">
        <style:background-image/>
      </style:table-cell-properties>
    </style:style>
    <style:style style:name="Table5" style:family="table">
      <style:table-properties style:width="17.646cm" fo:margin-left="-0.056cm" fo:margin-right="0cm" table:align="margins"/>
    </style:style>
    <style:style style:name="Table5.A" style:family="table-column">
      <style:table-column-properties style:column-width="3.265cm" style:rel-column-width="12125*"/>
    </style:style>
    <style:style style:name="Table5.B" style:family="table-column">
      <style:table-column-properties style:column-width="6.454cm" style:rel-column-width="23969*"/>
    </style:style>
    <style:style style:name="Table5.C" style:family="table-column">
      <style:table-column-properties style:column-width="7.927cm" style:rel-column-width="29441*"/>
    </style:style>
    <style:style style:name="Table5.A1" style:family="table-cell">
      <style:table-cell-properties style:vertical-align="middle" fo:background-color="#e6e6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e5.B1" style:family="table-cell">
      <style:table-cell-properties fo:background-color="transparent" fo:padding="0.097cm" fo:border="none">
        <style:background-image/>
      </style:table-cell-properties>
    </style:style>
    <style:style style:name="Table5.C1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e5.A2" style:family="table-cell">
      <style:table-cell-properties style:vertical-align="middle" fo:background-color="transparent" fo:padding="0.097cm" fo:border-left="0.002cm solid #000000" fo:border-right="0.002cm solid #000000" fo:border-top="none" fo:border-bottom="none">
        <style:background-image/>
      </style:table-cell-properties>
    </style:style>
    <style:style style:name="Table5.B2" style:family="table-cell">
      <style:table-cell-properties fo:background-color="#e6e6ff" fo:padding="0.097cm" fo:border-left="none" fo:border-right="none" fo:border-top="0.002cm solid #000000" fo:border-bottom="0.002cm solid #000000">
        <style:background-image/>
      </style:table-cell-properties>
    </style:style>
    <style:style style:name="Table5.C2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A3" style:family="table-cell">
      <style:table-cell-properties style:vertical-align="middle" fo:background-color="#e6e6ff" fo:padding="0.097cm" fo:border-left="0.002cm solid #000000" fo:border-right="0.002cm solid #000000" fo:border-top="none" fo:border-bottom="none">
        <style:background-image/>
      </style:table-cell-properties>
    </style:style>
    <style:style style:name="Table5.B3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le5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5.B4" style:family="table-cell">
      <style:table-cell-properties fo:background-color="#e6e6ff" fo:padding="0.097cm" fo:border-left="none" fo:border-right="none" fo:border-top="none" fo:border-bottom="0.002cm solid #000000">
        <style:background-image/>
      </style:table-cell-properties>
    </style:style>
    <style:style style:name="Table5.C4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5.A6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.B6" style:family="table-cell">
      <style:table-cell-properties fo:background-color="#e6e6ff" fo:padding="0.097cm" fo:border="none">
        <style:background-image/>
      </style:table-cell-properties>
    </style:style>
    <style:style style:name="Table5.C6" style:family="table-cell">
      <style:table-cell-properties fo:background-color="#e6e6ff" fo:padding="0.097cm" fo:border-left="0.002cm solid #000000" fo:border-right="none" fo:border-top="none" fo:border-bottom="none">
        <style:background-image/>
      </style:table-cell-properties>
    </style:style>
    <style:style style:name="Table6" style:family="table">
      <style:table-properties style:width="17.646cm" fo:margin-left="-0.056cm" fo:margin-right="0cm" table:align="margins"/>
    </style:style>
    <style:style style:name="Table6.A" style:family="table-column">
      <style:table-column-properties style:column-width="3.265cm" style:rel-column-width="12125*"/>
    </style:style>
    <style:style style:name="Table6.B" style:family="table-column">
      <style:table-column-properties style:column-width="6.454cm" style:rel-column-width="23969*"/>
    </style:style>
    <style:style style:name="Table6.C" style:family="table-column">
      <style:table-column-properties style:column-width="7.927cm" style:rel-column-width="29441*"/>
    </style:style>
    <style:style style:name="Table6.A1" style:family="table-cell">
      <style:table-cell-properties style:vertical-align="middle" fo:background-color="#e6e6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e6.B1" style:family="table-cell">
      <style:table-cell-properties fo:background-color="transparent" fo:padding="0.097cm" fo:border="none">
        <style:background-image/>
      </style:table-cell-properties>
    </style:style>
    <style:style style:name="Table6.C1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e6.A2" style:family="table-cell">
      <style:table-cell-properties style:vertical-align="middle" fo:background-color="transparent" fo:padding="0.097cm" fo:border-left="0.002cm solid #000000" fo:border-right="0.002cm solid #000000" fo:border-top="none" fo:border-bottom="none">
        <style:background-image/>
      </style:table-cell-properties>
    </style:style>
    <style:style style:name="Table6.B2" style:family="table-cell">
      <style:table-cell-properties fo:background-color="#e6e6ff" fo:padding="0.097cm" fo:border-left="none" fo:border-right="none" fo:border-top="0.002cm solid #000000" fo:border-bottom="0.002cm solid #000000">
        <style:background-image/>
      </style:table-cell-properties>
    </style:style>
    <style:style style:name="Table6.C2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A3" style:family="table-cell">
      <style:table-cell-properties style:vertical-align="middle" fo:background-color="#e6e6ff" fo:padding="0.097cm" fo:border-left="0.002cm solid #000000" fo:border-right="0.002cm solid #000000" fo:border-top="none" fo:border-bottom="none">
        <style:background-image/>
      </style:table-cell-properties>
    </style:style>
    <style:style style:name="Table6.B3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le6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6.B4" style:family="table-cell">
      <style:table-cell-properties fo:background-color="#e6e6ff" fo:padding="0.097cm" fo:border-left="none" fo:border-right="none" fo:border-top="none" fo:border-bottom="0.002cm solid #000000">
        <style:background-image/>
      </style:table-cell-properties>
    </style:style>
    <style:style style:name="Table6.C4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6.A6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6.B6" style:family="table-cell">
      <style:table-cell-properties fo:background-color="#e6e6ff" fo:padding="0.097cm" fo:border="none">
        <style:background-image/>
      </style:table-cell-properties>
    </style:style>
    <style:style style:name="Table6.C6" style:family="table-cell">
      <style:table-cell-properties fo:background-color="#e6e6ff" fo:padding="0.097cm" fo:border-left="0.002cm solid #000000" fo:border-right="none" fo:border-top="none" fo:border-bottom="non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font-name="Times New Roman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Times New Roman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Times New Roman" fo:font-size="10pt" fo:language="zxx" fo:country="none" fo:font-style="italic" fo:font-weight="normal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Times New Roman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Times New Roman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" fo:font-size="10pt" fo:language="zxx" fo:country="none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fo:color="#000000" style:font-name="Times New Roman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Times New Roman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9" style:family="paragraph" style:parent-style-name="Table_20_Contents">
      <style:text-properties style:font-name="Times New Roman" fo:font-size="10pt" fo:font-style="normal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zxx" fo:country="none" fo:font-style="italic" fo:font-weight="normal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zxx" fo:country="none" fo:font-style="normal" fo:font-weight="normal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fo:color="#000000" style:font-name="Times New Roman" fo:font-size="10pt" fo:letter-spacing="normal" fo:language="zxx" fo:country="none" fo:font-style="normal" fo:font-weight="normal" style:font-size-asian="10pt" style:language-asian="zxx" style:country-asian="none" style:font-size-complex="10pt" style:language-complex="zxx" style:country-complex="none"/>
    </style:style>
    <style:style style:name="P25" style:family="paragraph" style:parent-style-name="Preformatted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fo:color="#000000" style:font-name="Times New Roman" fo:font-size="10pt" fo:letter-spacing="normal" fo:language="zxx" fo:country="none" fo:font-style="normal" fo:font-weight="normal" fo:background-color="transparent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27" style:family="paragraph" style:parent-style-name="Standard">
      <style:text-properties style:font-name="Times New Roman" fo:font-size="10pt" fo:font-style="normal" style:font-size-asian="10pt" style:font-size-complex="10pt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center" style:justify-single-word="false"/>
      <style:text-properties fo:font-size="20pt" fo:font-weight="bold" style:font-size-asian="17.5pt" style:font-weight-asian="bold" style:font-size-complex="20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32" style:family="paragraph" style:parent-style-name="Preformatted_20_Text">
      <style:paragraph-properties fo:margin-top="0cm" fo:margin-bottom="0cm" fo:text-align="start" style:justify-single-word="false" fo:orphans="2" fo:widows="2" fo:background-color="transparent" fo:padding="0cm" fo:border="none">
        <style:background-image/>
      </style:paragraph-properties>
      <style:text-properties fo:color="#000000" style:font-name="Times New Roman" fo:font-size="10pt" fo:background-color="transparent" style:font-size-asian="10pt" style:font-size-complex="10pt"/>
    </style:style>
    <style:style style:name="P33" style:family="paragraph" style:parent-style-name="Preformatted_20_Text">
      <style:paragraph-properties fo:margin-top="0cm" fo:margin-bottom="0cm" fo:text-align="start" style:justify-single-word="false" fo:orphans="2" fo:widows="2" fo:background-color="transparent" fo:padding="0cm" fo:border="none">
        <style:background-image/>
      </style:paragraph-properties>
      <style:text-properties fo:font-variant="normal" fo:text-transform="none" fo:color="#000000" style:font-name="Times New Roman" fo:font-size="10pt" fo:letter-spacing="normal" fo:background-color="transparent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Times New Roman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Times New Roman" fo:font-size="10pt" fo:language="zxx" fo:country="none" fo:font-style="italic" fo:font-weight="normal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color="#000000" style:font-name="Times New Roman" fo:font-size="10pt" fo:language="zxx" fo:country="none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000000" style:font-name="Times New Roman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8" style:family="paragraph" style:parent-style-name="Table_20_Contents">
      <style:paragraph-properties fo:text-align="center" style:justify-single-word="false"/>
      <style:text-properties fo:color="#000000" style:font-name="Times New Roman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fo:font-weight="bold" style:font-weight-asian="bold" style:font-weight-complex="bold"/>
    </style:style>
    <style:style style:name="T4" style:family="text">
      <style:text-properties fo:font-style="normal" fo:font-weight="normal"/>
    </style:style>
    <style:style style:name="T5" style:family="text">
      <style:text-properties fo:font-style="normal" fo:font-weight="normal" style:font-weight-asian="normal" style:font-weight-complex="normal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9">C Library funktions<text:line-break/><text:span text:style-name="T6">(reference manual)</text:span></text:p>
      <text:p text:style-name="P30"/>
      <text:p text:style-name="P30">Parralell Mekanisms (forking)</text:p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1">Libary</text:p>
          </table:table-cell>
          <table:table-cell table:style-name="Table17.B1" office:value-type="string">
            <text:p text:style-name="P24">#include &lt;<text:span text:style-name="T1">unistd.h</text:span>&gt;</text:p>
          </table:table-cell>
          <table:table-cell table:style-name="Table17.C1" office:value-type="string">
            <text:p text:style-name="P2">unistd.h</text:p>
          </table:table-cell>
        </table:table-row>
        <table:table-row>
          <table:table-cell table:style-name="Table17.A2" office:value-type="string">
            <text:p text:style-name="P1">Commands</text:p>
          </table:table-cell>
          <table:table-cell table:style-name="Table17.B2" office:value-type="string">
            <text:p text:style-name="P9"><text:span text:style-name="T1">f</text:span><text:span text:style-name="T1">ork()</text:span>;</text:p>
            <text:p text:style-name="P9"><text:span text:style-name="T1">wait</text:span><text:span text:style-name="T1">pid</text:span><text:span text:style-name="T1">()</text:span>;</text:p>
            <text:p text:style-name="P9"><text:span text:style-name="T1">getpid()</text:span>;</text:p>
            <text:p text:style-name="P9"><text:span text:style-name="T1">exit()</text:span>;</text:p>
          </table:table-cell>
          <table:table-cell table:style-name="Table17.C2" office:value-type="string">
            <text:p text:style-name="P23">pid_t <text:span text:style-name="T1">fork(</text:span>void<text:span text:style-name="T1">)</text:span>;</text:p>
            <text:p text:style-name="P23">pid_t <text:span text:style-name="T1">waitpid(</text:span>pid_t pid, int *stat_loc, int options<text:span text:style-name="T1">)</text:span>;</text:p>
            <text:p text:style-name="P23">pid_t <text:span text:style-name="T1">getpid</text:span>(void<text:span text:style-name="T1">)</text:span>;</text:p>
            <text:p text:style-name="P23">void <text:span text:style-name="T1">exit(</text:span>int status<text:span text:style-name="T1">)</text:span>;</text:p>
          </table:table-cell>
        </table:table-row>
        <table:table-row>
          <table:table-cell table:style-name="Table17.A3" office:value-type="string">
            <text:p text:style-name="P1">Modes</text:p>
            <text:p text:style-name="P3">"variable_name"</text:p>
          </table:table-cell>
          <table:table-cell table:style-name="Table17.B3" office:value-type="string">
            <text:p text:style-name="P10"/>
          </table:table-cell>
          <table:table-cell table:style-name="Table17.C3" office:value-type="string">
            <text:p text:style-name="P10"/>
          </table:table-cell>
        </table:table-row>
        <table:table-row>
          <table:table-cell table:style-name="Table17.A2" office:value-type="string">
            <text:p text:style-name="P1">Konstants and Variables</text:p>
          </table:table-cell>
          <table:table-cell table:style-name="Table17.B4" office:value-type="string">
            <text:p text:style-name="P10"/>
          </table:table-cell>
          <table:table-cell table:style-name="Table17.C4" office:value-type="string">
            <text:p text:style-name="P10"/>
          </table:table-cell>
        </table:table-row>
        <table:table-row>
          <table:table-cell table:style-name="Table17.A3" office:value-type="string">
            <text:p text:style-name="P6">Declarations</text:p>
          </table:table-cell>
          <table:table-cell table:style-name="Table17.B3" office:value-type="string">
            <text:p text:style-name="P9"><text:span text:style-name="T1">pid_t</text:span> pid;</text:p>
            <text:p text:style-name="P9"><text:span text:style-name="T1">pid_t</text:span> child_pid</text:p>
          </table:table-cell>
          <table:table-cell table:style-name="Table17.C3" office:value-type="string">
            <text:p text:style-name="P9"/>
          </table:table-cell>
        </table:table-row>
        <table:table-row>
          <table:table-cell table:style-name="Table17.A2" office:value-type="string">
            <text:p text:style-name="P8"><text:span text:style-name="T1">Usage</text:span><text:line-break/><text:span text:style-name="T2">"</text:span><text:span text:style-name="T2">f</text:span><text:span text:style-name="T2">ork</text:span><text:span text:style-name="T2">()</text:span><text:span text:style-name="T2">"</text:span></text:p>
            <text:p text:style-name="P7">deskription</text:p>
          </table:table-cell>
          <table:table-cell table:style-name="Table17.B4" office:value-type="string">
            <text:p text:style-name="P9">If( <text:span text:style-name="T1">fork()</text:span> = pid )</text:p>
            <text:p text:style-name="P9"><text:s text:c="4"/>printf("Im the father, and my sons PID is %d.\n", pid);</text:p>
            <text:p text:style-name="P9">else</text:p>
            <text:p text:style-name="P9"><text:s text:c="4"/>printf("I am the sone and my PID is %d.\n", pid);</text:p>
          </table:table-cell>
          <table:table-cell table:style-name="Table17.C4" office:value-type="string">
            <text:p text:style-name="P5">I am the sone and my PID is 0.</text:p>
            <text:p text:style-name="P5">Im the father, and my sons PID is 2344.</text:p>
          </table:table-cell>
        </table:table-row>
        <table:table-row>
          <table:table-cell table:style-name="Table17.A7" office:value-type="string">
            <text:p text:style-name="P8"><text:span text:style-name="T1">Usage</text:span><text:line-break/><text:span text:style-name="T2">"fork()",</text:span></text:p>
            <text:p text:style-name="P4">"waitpid()",</text:p>
            <text:p text:style-name="P4">"getpid()"</text:p>
            <text:p text:style-name="P4">"exit()"</text:p>
          </table:table-cell>
          <table:table-cell table:style-name="Table17.B1" office:value-type="string">
            <text:p text:style-name="P25">pid = <text:span text:style-name="T1">fork()</text:span>;</text:p>
            <text:p text:style-name="P32"/>
            <text:p text:style-name="P33"><text:span text:style-name="T5">switch</text:span><text:span text:style-name="T4"> (pid) {</text:span></text:p>
            <text:p text:style-name="P33"><text:s/><text:span text:style-name="T5">case </text:span><text:span text:style-name="T4">-1: printf("Fork failed; pid == -1\n");</text:span></text:p>
            <text:p text:style-name="P33"><text:s text:c="16"/><text:span text:style-name="T7"><text:s/></text:span><text:span text:style-name="T5">break</text:span><text:span text:style-name="T4">;</text:span></text:p>
            <text:p text:style-name="P32"/>
            <text:p text:style-name="P33"><text:s/><text:span text:style-name="T5">case </text:span><text:span text:style-name="T4">0: <text:s/>child_pid = </text:span><text:span text:style-name="T3">getpid()</text:span><text:span text:style-name="T4">;</text:span></text:p>
            <text:p text:style-name="P33"><text:s text:c="15"/><text:span text:style-name="T4">printf("This is the child: pid = %d\n", child_pid);</text:span></text:p>
            <text:p text:style-name="P33"><text:s text:c="17"/><text:span text:style-name="T3">exit(</text:span><text:span text:style-name="T4">0</text:span><text:span text:style-name="T3">)</text:span><text:span text:style-name="T4">;</text:span></text:p>
            <text:p text:style-name="P32"/>
            <text:p text:style-name="P33"><text:s text:c="8"/><text:span text:style-name="T5">default: </text:span><text:span text:style-name="T4">printf("This is the parent: waiting for %d to finish\n", pid);</text:span></text:p>
            <text:p text:style-name="P33"><text:s text:c="17"/><text:span text:style-name="T3">waitpid(</text:span><text:span text:style-name="T4">pid, NULL, 0</text:span><text:span text:style-name="T3">)</text:span><text:span text:style-name="T4">;</text:span></text:p>
            <text:p text:style-name="P33"><text:s text:c="17"/><text:span text:style-name="T4">printf("Ttttthat's all, folks\n");</text:span></text:p>
            <text:p text:style-name="P33"><text:s text:c="4"/><text:span text:style-name="T4">}</text:span></text:p>
            <text:p text:style-name="P9"/>
          </table:table-cell>
          <table:table-cell table:style-name="Table17.C1" office:value-type="string">
            <text:p text:style-name="P22">This is the child: pid = 3838 </text:p>
            <text:p text:style-name="P22">This is the parent: waiting for 3838 to finish</text:p>
            <text:p text:style-name="P22">Ttttthat's all, folks</text:p>
          </table:table-cell>
        </table:table-row>
      </table:table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Libary</text:p>
          </table:table-cell>
          <table:table-cell table:style-name="Table1.B1" office:value-type="string">
            <text:p text:style-name="P11">#include &lt;<text:span text:style-name="T1">signal.h</text:span>&gt;</text:p>
          </table:table-cell>
          <table:table-cell table:style-name="Table1.C1" office:value-type="string">
            <text:p text:style-name="P21">signal.h</text:p>
          </table:table-cell>
        </table:table-row>
        <table:table-row>
          <table:table-cell table:style-name="Table1.A2" office:value-type="string">
            <text:p text:style-name="P1">Commands</text:p>
          </table:table-cell>
          <table:table-cell table:style-name="Table1.B2" office:value-type="string">
            <text:p text:style-name="P11"><text:span text:style-name="T1">signal(</text:span>SIGALRM, handler<text:span text:style-name="T1">)</text:span>;</text:p>
            <text:p text:style-name="P11"><text:span text:style-name="T1">alarm(</text:span>time<text:span text:style-name="T1">)</text:span>;</text:p>
          </table:table-cell>
          <table:table-cell table:style-name="Table1.C2" office:value-type="string">
            <text:p text:style-name="P11">Void (*<text:span text:style-name="T1">signal</text:span>(int sig, void (*func)(int)))(int);</text:p>
            <text:p text:style-name="P11">unsigned <text:span text:style-name="T1">alarm</text:span>(unsigned seconds);</text:p>
          </table:table-cell>
        </table:table-row>
        <table:table-row>
          <table:table-cell table:style-name="Table1.A3" office:value-type="string">
            <text:p text:style-name="P1">Modes</text:p>
            <text:p text:style-name="P3">"variable_name"</text:p>
          </table:table-cell>
          <table:table-cell table:style-name="Table1.B3" office:value-type="string">
            <text:p text:style-name="P10"/>
          </table:table-cell>
          <table:table-cell table:style-name="Table1.C3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">Konstants and Variables</text:p>
          </table:table-cell>
          <table:table-cell table:style-name="Table1.B4" office:value-type="string">
            <text:p text:style-name="P10"/>
          </table:table-cell>
          <table:table-cell table:style-name="Table1.C4" office:value-type="string">
            <text:p text:style-name="P10"/>
          </table:table-cell>
        </table:table-row>
        <table:table-row>
          <table:table-cell table:style-name="Table1.A3" office:value-type="string">
            <text:p text:style-name="P6">Declarations</text:p>
          </table:table-cell>
          <table:table-cell table:style-name="Table1.B3" office:value-type="string">
            <text:p text:style-name="P11"><text:span text:style-name="T1">Int </text:span>running =1;</text:p>
            <text:p text:style-name="P11"><text:span text:style-name="T1">unsigned </text:span>count;</text:p>
            <text:p text:style-name="P11"><text:soft-page-break/></text:p>
            <text:p text:style-name="P11"><text:span text:style-name="T1">Void </text:span>handler( int sig )<text:span text:style-name="T1">{</text:span></text:p>
            <text:p text:style-name="P11"><text:s text:c="4"/>printf( “End of all time...” );</text:p>
            <text:p text:style-name="P11"><text:s text:c="4"/>running = 0;</text:p>
            <text:p text:style-name="P21">}</text:p>
          </table:table-cell>
          <table:table-cell table:style-name="Table1.C3" office:value-type="string">
            <text:p text:style-name="P10"/>
          </table:table-cell>
        </table:table-row>
        <table:table-row>
          <table:table-cell table:style-name="Table1.A6" office:value-type="string">
            <text:p text:style-name="P8"><text:span text:style-name="T1">Usage</text:span><text:line-break/><text:span text:style-name="T2">"</text:span><text:span text:style-name="T2">signal</text:span><text:span text:style-name="T2">()</text:span><text:span text:style-name="T2">",</text:span></text:p>
            <text:p text:style-name="P8"><text:span text:style-name="T2">"</text:span><text:span text:style-name="T2">alarm()</text:span><text:span text:style-name="T2">"</text:span></text:p>
            <text:p text:style-name="P7">trigger and handle a signal alarm</text:p>
          </table:table-cell>
          <table:table-cell table:style-name="Table1.B6" office:value-type="string">
            <text:p text:style-name="P11"><text:span text:style-name="T1">signal(</text:span> SIGALRM, handler<text:span text:style-name="T1"> )</text:span>;</text:p>
            <text:p text:style-name="P11">count = <text:span text:style-name="T1">alarm(</text:span> 2<text:span text:style-name="T1"> )</text:span>;</text:p>
            <text:p text:style-name="P11">while( runing ){ printf(“%d\n”, count); }</text:p>
          </table:table-cell>
          <table:table-cell table:style-name="Table1.C6" office:value-type="string">
            <text:p text:style-name="P13">2</text:p>
            <text:p text:style-name="P13">1</text:p>
            <text:p text:style-name="P13">End of all time....</text:p>
          </table:table-cell>
        </table:table-row>
      </table:table>
      <text:p text:style-name="Standard"/>
      <text:p text:style-name="P31">File I/O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Libary</text:p>
          </table:table-cell>
          <table:table-cell table:style-name="Table2.B1" office:value-type="string">
            <text:p text:style-name="P11">#include &lt;<text:span text:style-name="T1">file_IO.h</text:span>&gt;</text:p>
          </table:table-cell>
          <table:table-cell table:style-name="Table2.C1" office:value-type="string">
            <text:p text:style-name="P21">file_IO.h</text:p>
          </table:table-cell>
        </table:table-row>
        <table:table-row>
          <table:table-cell table:style-name="Table2.A2" office:value-type="string">
            <text:p text:style-name="P1">Commands</text:p>
          </table:table-cell>
          <table:table-cell table:style-name="Table2.B2" office:value-type="string">
            <text:p text:style-name="P11"><text:span text:style-name="T1">fopen( </text:span>“file_path”, “w”<text:span text:style-name="T1">)</text:span>;</text:p>
            <text:p text:style-name="P11"><text:span text:style-name="T1">fclose(</text:span> file<text:span text:style-name="T1"> )</text:span>;</text:p>
            <text:p text:style-name="P11"><text:span text:style-name="T1">fgetc(</text:span> file<text:span text:style-name="T1"> )</text:span>;</text:p>
            <text:p text:style-name="P11"><text:span text:style-name="T1">fputc(</text:span> 'char', file<text:span text:style-name="T1"> )</text:span>;</text:p>
            <text:p text:style-name="P11"><text:span text:style-name="T1">fread()</text:span>;</text:p>
            <text:p text:style-name="P11"><text:span text:style-name="T1">fwrite()</text:span>;</text:p>
          </table:table-cell>
          <table:table-cell table:style-name="Table2.C2" office:value-type="string">
            <text:p text:style-name="P11">FILE *<text:span text:style-name="T1">fopen(</text:span>const char *filename, const char *mode<text:span text:style-name="T1">)</text:span>;</text:p>
            <text:p text:style-name="P11">int <text:span text:style-name="T1">fclose(</text:span>FILE *a_file<text:span text:style-name="T1">)</text:span>;</text:p>
            <text:p text:style-name="P11">int <text:span text:style-name="T1">fgetc (</text:span>FILE *fp<text:span text:style-name="T1">)</text:span>;</text:p>
            <text:p text:style-name="P11">int <text:span text:style-name="T1">fputc( </text:span>int c, FILE *fp<text:span text:style-name="T1"> )</text:span>;</text:p>
            <text:p text:style-name="P11">size_t <text:span text:style-name="T1">fread(</text:span>void *ptr, size_t size_of_elements, size_t number_of_elements, FILE *a_file<text:span text:style-name="T1">)</text:span>;</text:p>
            <text:p text:style-name="P11">size_t <text:span text:style-name="T1">fwrite(</text:span>const void *ptr, size_t size_of_elements, size_t number_of_elements, FILE *a_file<text:span text:style-name="T1">)</text:span>;</text:p>
          </table:table-cell>
        </table:table-row>
        <table:table-row>
          <table:table-cell table:style-name="Table2.A3" office:value-type="string">
            <text:p text:style-name="P1">Modes</text:p>
            <text:p text:style-name="P3">"const char *mode"</text:p>
            <text:p text:style-name="P3">( in fopen() )</text:p>
          </table:table-cell>
          <table:table-cell table:style-name="Table2.B3" table:number-columns-spanned="2" office:value-type="string">
            <text:p text:style-name="P13"><text:span text:style-name="T1">r</text:span> <text:s/>- open for reading </text:p>
            <text:p text:style-name="P13"><text:span text:style-name="T1">w </text:span><text:s/>- open for writing (file need not exist) </text:p>
            <text:p text:style-name="P13"><text:span text:style-name="T1">a</text:span> <text:s/>- open for appending (file need not exist) </text:p>
            <text:p text:style-name="P13"><text:span text:style-name="T1">r+</text:span> - open for reading and writing, start at beginning </text:p>
            <text:p text:style-name="P13"><text:span text:style-name="T1">w+</text:span> - open for reading and writing (overwrite file) </text:p>
            <text:p text:style-name="P13"><text:span text:style-name="T1">a+</text:span> - open for reading and writing (append if file exists)</text:p>
          </table:table-cell>
          <table:covered-table-cell/>
        </table:table-row>
        <table:table-row>
          <table:table-cell table:style-name="Table2.A2" office:value-type="string">
            <text:p text:style-name="P1">Konstants and variables</text:p>
          </table:table-cell>
          <table:table-cell table:style-name="Table2.B4" office:value-type="string">
            <text:p text:style-name="P20">EOF</text:p>
          </table:table-cell>
          <table:table-cell table:style-name="Table2.C4" office:value-type="string">
            <text:p text:style-name="P18">End of file</text:p>
          </table:table-cell>
        </table:table-row>
        <table:table-row>
          <table:table-cell table:style-name="Table2.A3" office:value-type="string">
            <text:p text:style-name="P6">Declarations</text:p>
          </table:table-cell>
          <table:table-cell table:style-name="Table2.B5" office:value-type="string">
            <text:p text:style-name="P11"><text:span text:style-name="T1">FILE *</text:span>file;</text:p>
          </table:table-cell>
          <table:table-cell table:style-name="Table2.B3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8"><text:span text:style-name="T1">Usage</text:span><text:line-break/><text:span text:style-name="T2">"</text:span><text:span text:style-name="T2">f</text:span><text:span text:style-name="T2">open</text:span><text:span text:style-name="T2">()</text:span><text:span text:style-name="T2">",</text:span></text:p>
            <text:p text:style-name="P8"><text:span text:style-name="T2">"</text:span><text:span text:style-name="T2">fclose()</text:span><text:span text:style-name="T2">"</text:span></text:p>
            <text:p text:style-name="P7">Open and closeing a filestream</text:p>
          </table:table-cell>
          <table:table-cell table:style-name="Table2.B4" office:value-type="string">
            <text:p text:style-name="P26">file = <text:span text:style-name="T1">fopen( </text:span>"c:\\test.txt", "r"<text:span text:style-name="T1"> )</text:span>;<text:line-break/> <text:s text:c="3"/><text:span text:style-name="T2">/* Do stuff */</text:span></text:p>
            <text:p text:style-name="P11"><text:span text:style-name="T1">fclose(</text:span><text:span text:style-name="T7"> f</text:span><text:span text:style-name="T7">ile</text:span><text:span text:style-name="T7"> </text:span><text:span text:style-name="T1">)</text:span>;</text:p>
          </table:table-cell>
          <table:table-cell table:style-name="Table2.C4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8"><text:span text:style-name="T1">Usage</text:span><text:line-break/><text:span text:style-name="T2">"</text:span><text:span text:style-name="T2">fgetc</text:span><text:span text:style-name="T2">()</text:span><text:span text:style-name="T2">"</text:span></text:p>
            <text:p text:style-name="P7">read one character from filestream</text:p>
          </table:table-cell>
          <table:table-cell table:style-name="Table2.B5" office:value-type="string">
            <text:p text:style-name="P11">E </text:p>
          </table:table-cell>
          <table:table-cell table:style-name="Table2.B3" office:value-type="string">
            <text:p text:style-name="P11">H</text:p>
          </table:table-cell>
        </table:table-row>
        <table:table-row>
          <table:table-cell table:style-name="Table2.A2" office:value-type="string">
            <text:p text:style-name="P8"><text:span text:style-name="T1">Usage</text:span><text:line-break/><text:span text:style-name="T2">"</text:span><text:span text:style-name="T2">f</text:span><text:span text:style-name="T2">putc</text:span><text:span text:style-name="T2">()</text:span><text:span text:style-name="T2">"</text:span></text:p>
            <text:p text:style-name="P7">wright one character to filestream</text:p>
          </table:table-cell>
          <table:table-cell table:style-name="Table2.B4" office:value-type="string">
            <text:p text:style-name="P11"><text:span text:style-name="T1">f</text:span><text:span text:style-name="T1">putc( </text:span>'A', file<text:span text:style-name="T1"> )</text:span>;</text:p>
          </table:table-cell>
          <table:table-cell table:style-name="Table2.C4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8"><text:span text:style-name="T1">Usage</text:span><text:line-break/><text:span text:style-name="T2">"</text:span><text:span text:style-name="T2">f</text:span><text:span text:style-name="T2">read</text:span><text:span text:style-name="T2">()</text:span><text:span text:style-name="T2">"</text:span></text:p>
            <text:p text:style-name="P7">read binary data from filestream</text:p>
          </table:table-cell>
          <table:table-cell table:style-name="Table2.B5" office:value-type="string">
            <text:p text:style-name="P12"/>
          </table:table-cell>
          <table:table-cell table:style-name="Table2.B3" office:value-type="string">
            <text:p text:style-name="P11"/>
          </table:table-cell>
        </table:table-row>
        <table:table-row>
          <table:table-cell table:style-name="Table2.A10" office:value-type="string">
            <text:p text:style-name="P8"><text:span text:style-name="T1">Usage</text:span><text:line-break/><text:span text:style-name="T2">"</text:span><text:span text:style-name="T2">f</text:span><text:span text:style-name="T2">write</text:span><text:span text:style-name="T2">()</text:span><text:span text:style-name="T2">"</text:span></text:p>
            <text:p text:style-name="P7"><text:soft-page-break/>write binary data from filestream</text:p>
          </table:table-cell>
          <table:table-cell table:style-name="Table2.B1" office:value-type="string">
            <text:p text:style-name="P12"/>
          </table:table-cell>
          <table:table-cell table:style-name="Table2.C1" office:value-type="string">
            <text:p text:style-name="P11"/>
          </table:table-cell>
        </table:table-row>
      </table:table>
      <text:p text:style-name="Standard"/>
      <text:p text:style-name="Standard"/>
      <text:p text:style-name="P31">Directory I/O</text:p>
      <text:p text:style-name="P2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Libary</text:p>
          </table:table-cell>
          <table:table-cell table:style-name="Table3.B1" office:value-type="string">
            <text:p text:style-name="P11">#include &lt;<text:span text:style-name="T1">dirent.h</text:span>&gt;</text:p>
          </table:table-cell>
          <table:table-cell table:style-name="Table3.C1" office:value-type="string">
            <text:p text:style-name="P21">dirent.h</text:p>
          </table:table-cell>
        </table:table-row>
        <table:table-row>
          <table:table-cell table:style-name="Table3.A2" office:value-type="string">
            <text:p text:style-name="P1">Commands</text:p>
          </table:table-cell>
          <table:table-cell table:style-name="Table3.B2" office:value-type="string">
            <text:p text:style-name="P11"><text:span text:style-name="T1">opendir(</text:span> “directory” <text:span text:style-name="T1">)</text:span>;</text:p>
            <text:p text:style-name="P11"><text:span text:style-name="T1">closedir(</text:span> dir<text:span text:style-name="T1"> )</text:span>;</text:p>
            <text:p text:style-name="P11"><text:span text:style-name="T1">readdir(</text:span> dir<text:span text:style-name="T1"> )</text:span>;</text:p>
            <text:p text:style-name="P11"><text:span text:style-name="T1">rewinddir( </text:span>dir<text:span text:style-name="T1"> )</text:span>;</text:p>
            <text:p text:style-name="P11"><text:span text:style-name="T1">telldir(</text:span> dir<text:span text:style-name="T1"> )</text:span>;</text:p>
            <text:p text:style-name="P11"><text:span text:style-name="T1">seekdir( </text:span>dir, location <text:span text:style-name="T1">)</text:span>;</text:p>
          </table:table-cell>
          <table:table-cell table:style-name="Table3.C2" office:value-type="string">
            <text:p text:style-name="P11">DIR* <text:span text:style-name="T1">opendir( </text:span>const char* directory<text:span text:style-name="T1"> )</text:span>;</text:p>
            <text:p text:style-name="P11">int <text:span text:style-name="T1">closedir( </text:span>DIR* directory<text:span text:style-name="T1"> )</text:span>;</text:p>
            <text:p text:style-name="P11">struct dirent* <text:span text:style-name="T1">readdir( </text:span>DIR* directory<text:span text:style-name="T1"> )</text:span>;</text:p>
            <text:p text:style-name="P11">void <text:span text:style-name="T1">rewinddir( </text:span>DIR* directory<text:span text:style-name="T1"> )</text:span>;</text:p>
            <text:p text:style-name="P11">long int <text:span text:style-name="T1">telldir( </text:span>DIR* directory<text:span text:style-name="T1"> )</text:span>;</text:p>
            <text:p text:style-name="P11">void <text:span text:style-name="T1">seekdir( </text:span>DIR* directory, long int loc<text:span text:style-name="T1"> )</text:span>;</text:p>
          </table:table-cell>
        </table:table-row>
        <table:table-row>
          <table:table-cell table:style-name="Table3.A3" office:value-type="string">
            <text:p text:style-name="P1">Modes</text:p>
            <text:p text:style-name="P3">"d_type (linux only)"</text:p>
            <text:p text:style-name="P3">(part of dirent struct)</text:p>
          </table:table-cell>
          <table:table-cell table:style-name="Table3.C1" table:number-columns-spanned="2" office:value-type="string">
            <text:p text:style-name="P27"><text:span text:style-name="T1">DT_BLK</text:span> <text:s text:c="13"/>This is a block device.</text:p>
            <text:p text:style-name="P19"><text:span text:style-name="T1">DT_CHR</text:span> <text:s text:c="13"/>This is a character device.</text:p>
            <text:p text:style-name="P19"><text:span text:style-name="T1">DT_DIR</text:span> <text:s text:c="14"/>This is a directory.</text:p>
            <text:p text:style-name="P19"><text:span text:style-name="T1">DT_FIFO</text:span> <text:s text:c="13"/>This is a named pipe (FIFO).</text:p>
            <text:p text:style-name="P19"><text:span text:style-name="T1">DT_LNK</text:span> <text:s text:c="13"/>This is a symbolic link.</text:p>
            <text:p text:style-name="P19"><text:span text:style-name="T1">DT_REG</text:span> <text:s text:c="14"/>This is a regular file.</text:p>
            <text:p text:style-name="P19"><text:span text:style-name="T1">DT_SOCK</text:span> <text:s text:c="11"/>This is a Unix domain s</text:p>
            <text:p text:style-name="P19"><text:span text:style-name="T1">DT_UNKNOWN</text:span> <text:s/>The file type is unknown.</text:p>
          </table:table-cell>
          <table:covered-table-cell/>
        </table:table-row>
        <table:table-row>
          <table:table-cell table:style-name="Table3.A2" office:value-type="string">
            <text:p text:style-name="P1">Konstants and Varables</text:p>
          </table:table-cell>
          <table:table-cell table:style-name="Table3.B4" office:value-type="string">
            <text:p text:style-name="P15">NAME_MAX</text:p>
          </table:table-cell>
          <table:table-cell table:style-name="Table3.C4" office:value-type="string">
            <text:p text:style-name="P17">Maximum size of filename (d_name)</text:p>
          </table:table-cell>
        </table:table-row>
        <table:table-row>
          <table:table-cell table:style-name="Table3.A3" office:value-type="string">
            <text:p text:style-name="P6">Declarations</text:p>
          </table:table-cell>
          <table:table-cell table:style-name="Table3.C1" office:value-type="string">
            <text:p text:style-name="P11"><text:span text:style-name="T1">DIR *</text:span>dir;</text:p>
            <text:p text:style-name="P11"><text:span text:style-name="T1">struct dirent <text:s text:c="2"/>*</text:span>dirEntry;</text:p>
          </table:table-cell>
          <table:table-cell table:style-name="Table3.B1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8"><text:span text:style-name="T1">Usage</text:span><text:line-break/><text:span text:style-name="T2">"</text:span><text:span text:style-name="T2">opendir</text:span><text:span text:style-name="T2">()</text:span><text:span text:style-name="T2">",</text:span></text:p>
            <text:p text:style-name="P8"><text:span text:style-name="T2">"</text:span><text:span text:style-name="T2">closedir()</text:span><text:span text:style-name="T2">"</text:span></text:p>
            <text:p text:style-name="P7">opening and closing a directorystream</text:p>
          </table:table-cell>
          <table:table-cell table:style-name="Table3.C2" office:value-type="string">
            <text:p text:style-name="P11">dir = <text:span text:style-name="T1">opendir( <text:s/></text:span>“./” <text:span text:style-name="T1"><text:s/>)</text:span>;</text:p>
            <text:p text:style-name="P11"><text:s text:c="4"/><text:span text:style-name="T2">/* Do stuff */</text:span></text:p>
            <text:p text:style-name="P11"><text:span text:style-name="T1">closedir</text:span><text:span text:style-name="T1">( </text:span>dir<text:span text:style-name="T1"> )</text:span>;</text:p>
          </table:table-cell>
          <table:table-cell table:style-name="Table3.B2" office:value-type="string">
            <text:p text:style-name="P12"/>
          </table:table-cell>
        </table:table-row>
        <table:table-row>
          <table:table-cell table:style-name="Table3.A3" office:value-type="string">
            <text:p text:style-name="P8"><text:span text:style-name="T1">Usage</text:span><text:line-break/><text:span text:style-name="T2">"</text:span><text:span text:style-name="T2">readdir</text:span><text:span text:style-name="T2">()</text:span><text:span text:style-name="T2">"</text:span></text:p>
            <text:p text:style-name="P7">reading a filename from directorystream</text:p>
          </table:table-cell>
          <table:table-cell table:style-name="Table3.C1" office:value-type="string">
            <text:p text:style-name="P11">while ((dirEntry =<text:span text:style-name="T1"> readdir(</text:span> dir<text:span text:style-name="T1"> </text:span><text:span text:style-name="T1">)</text:span>) != NULL) </text:p>
            <text:p text:style-name="P11"><text:s text:c="8"/>{ </text:p>
            <text:p text:style-name="P11"><text:s text:c="16"/>printf("\n%s", dirEntry-&gt;d_name); </text:p>
            <text:p text:style-name="P11"><text:s text:c="8"/>}</text:p>
          </table:table-cell>
          <table:table-cell table:style-name="Table3.B1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8"><text:span text:style-name="T1">Usage</text:span><text:line-break/><text:span text:style-name="T2">"</text:span><text:span text:style-name="T2">readdir</text:span><text:span text:style-name="T2">()</text:span><text:span text:style-name="T2">"</text:span></text:p>
            <text:p text:style-name="P7">reading foldernames only</text:p>
          </table:table-cell>
          <table:table-cell table:style-name="Table3.C2" office:value-type="string">
            <text:p text:style-name="P11">while((dirEntry = <text:span text:style-name="T1">readdir( </text:span>dir<text:span text:style-name="T1"> )</text:span>) != NULL) </text:p>
            <text:p text:style-name="P11">{ </text:p>
            <text:p text:style-name="P11"><text:s text:c="3"/>if ( dirEntry-&gt;d_type == 0x4) </text:p>
            <text:p text:style-name="P11"><text:s text:c="3"/>{ </text:p>
            <text:p text:style-name="P11"><text:tab/>printf("\n%s", dirEntry-&gt;d_name); </text:p>
            <text:p text:style-name="P11"><text:s text:c="3"/>} </text:p>
            <text:p text:style-name="P11">}</text:p>
          </table:table-cell>
          <table:table-cell table:style-name="Table3.B2" office:value-type="string">
            <text:p text:style-name="P12"/>
          </table:table-cell>
        </table:table-row>
        <table:table-row>
          <table:table-cell table:style-name="Table3.A3" office:value-type="string">
            <text:p text:style-name="P8"><text:span text:style-name="T1">Usage</text:span><text:line-break/><text:span text:style-name="T2">"</text:span><text:span text:style-name="T2">rewinddir</text:span><text:span text:style-name="T2">()</text:span><text:span text:style-name="T2">"</text:span></text:p>
            <text:p text:style-name="P7">restart directorystream</text:p>
          </table:table-cell>
          <table:table-cell table:style-name="Table3.C1" office:value-type="string">
            <text:p text:style-name="P11"><text:span text:style-name="T1">rewinddir(</text:span> dir<text:span text:style-name="T1"> )</text:span>;</text:p>
          </table:table-cell>
          <table:table-cell table:style-name="Table3.B1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8"><text:span text:style-name="T1">Usage</text:span><text:line-break/><text:span text:style-name="T2">"</text:span><text:span text:style-name="T2">telldir</text:span><text:span text:style-name="T2">()</text:span><text:span text:style-name="T2">"</text:span></text:p>
            <text:p text:style-name="P7">print reading location</text:p>
          </table:table-cell>
          <table:table-cell table:style-name="Table3.C2" office:value-type="string">
            <text:p text:style-name="P11">Printf( “%d”, <text:span text:style-name="T1">telldir( </text:span>dir <text:span text:style-name="T1">)</text:span> );</text:p>
          </table:table-cell>
          <table:table-cell table:style-name="Table3.B2" office:value-type="string">
            <text:p text:style-name="P12"/>
          </table:table-cell>
        </table:table-row>
        <table:table-row>
          <table:table-cell table:style-name="Table3.A11" office:value-type="string">
            <text:p text:style-name="P8"><text:span text:style-name="T1">Usage</text:span><text:line-break/><text:soft-page-break/><text:span text:style-name="T2">"</text:span><text:span text:style-name="T2">seekdir</text:span><text:span text:style-name="T2">()</text:span><text:span text:style-name="T2">"</text:span></text:p>
            <text:p text:style-name="P7">go to specifik reading location</text:p>
          </table:table-cell>
          <table:table-cell table:style-name="Table3.B11" office:value-type="string">
            <text:p text:style-name="P14"><text:span text:style-name="T1">seekdir(</text:span> dir, 13 <text:span text:style-name="T1">)</text:span>;</text:p>
          </table:table-cell>
          <table:table-cell table:style-name="Table3.B11" office:value-type="string">
            <text:p text:style-name="P12"/>
          </table:table-cell>
        </table:table-row>
      </table:table>
      <text:p text:style-name="Standard"><text:s/></text:p>
      <text:p text:style-name="P30">Ncurses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">Libary</text:p>
          </table:table-cell>
          <table:table-cell table:style-name="Table4.B1" office:value-type="string">
            <text:p text:style-name="P14">#include &lt;ncurses.h&gt;</text:p>
            <text:p text:style-name="P16"><text:s text:c="4"/>/* use -lncurses on comply */</text:p>
          </table:table-cell>
          <table:table-cell table:style-name="Table4.C1" table:number-columns-spanned="2" office:value-type="string">
            <text:p text:style-name="P14">ncurses.h </text:p>
          </table:table-cell>
          <table:covered-table-cell/>
        </table:table-row>
        <table:table-row>
          <table:table-cell table:style-name="Table4.A2" office:value-type="string">
            <text:p text:style-name="P1">Commands</text:p>
          </table:table-cell>
          <table:table-cell table:style-name="Table4.B2" office:value-type="string">
            <text:p text:style-name="P14">initscr();</text:p>
            <text:p text:style-name="P14">endwin();</text:p>
            <text:p text:style-name="P14">newwin( height, width, starty, startx );</text:p>
            <text:p text:style-name="P14">refresh();</text:p>
            <text:p text:style-name="P14">wrefresh( win );</text:p>
            <text:p text:style-name="P14">printw( "textstring" );</text:p>
            <text:p text:style-name="P14">mvprintw( y, x, "textstring" );</text:p>
            <text:p text:style-name="P14">wprintw( win, "textstring" );</text:p>
            <text:p text:style-name="P14">mvwprintw( win, y, x, "textsting" );</text:p>
          </table:table-cell>
          <table:table-cell table:style-name="Table4.C2" table:number-columns-spanned="2" office:value-type="string">
            <text:p text:style-name="P14"/>
          </table:table-cell>
          <table:covered-table-cell/>
        </table:table-row>
        <table:table-row>
          <table:table-cell table:style-name="Table4.A3" office:value-type="string">
            <text:p text:style-name="P1">Modes</text:p>
            <text:p text:style-name="P3">"variable_name"</text:p>
          </table:table-cell>
          <table:table-cell table:style-name="Table4.B3" office:value-type="string">
            <text:p text:style-name="P14"/>
          </table:table-cell>
          <table:table-cell table:style-name="Table4.C3" table:number-columns-spanned="2" office:value-type="string">
            <text:p text:style-name="P14"/>
          </table:table-cell>
          <table:covered-table-cell/>
        </table:table-row>
        <table:table-row>
          <table:table-cell table:style-name="Table4.A2" office:value-type="string">
            <text:p text:style-name="P1">Konstants and Variables</text:p>
          </table:table-cell>
          <table:table-cell table:style-name="Table4.B4" office:value-type="string">
            <text:p text:style-name="P14"/>
          </table:table-cell>
          <table:table-cell table:style-name="Table4.C4" table:number-columns-spanned="2" office:value-type="string">
            <text:p text:style-name="P14"/>
          </table:table-cell>
          <table:covered-table-cell/>
        </table:table-row>
        <table:table-row>
          <table:table-cell table:style-name="Table4.A3" office:value-type="string">
            <text:p text:style-name="P6">Declarations</text:p>
            <text:p text:style-name="P6">+ example of newwin()</text:p>
          </table:table-cell>
          <table:table-cell table:style-name="Table4.B3" office:value-type="string">
            <text:p text:style-name="P14">int x, y; height, width, startyA, startyB, <text:s text:c="8"/></text:p>
            <text:p text:style-name="P14"><text:s text:c="5"/>startxA, startxB, number;</text:p>
            <text:p text:style-name="P14">char input;</text:p>
            <text:p text:style-name="P14">WINDOW *win_one;</text:p>
            <text:p text:style-name="P14">WINDOW *win_two;</text:p>
          </table:table-cell>
          <table:table-cell table:style-name="Table4.C3" table:number-columns-spanned="2" office:value-type="string">
            <text:p text:style-name="P14">win_one = <text:span text:style-name="T1">newwin(</text:span> hight, width, startyA, startxA<text:span text:style-name="T1"> )</text:span>;</text:p>
            <text:p text:style-name="P14">win_two =<text:span text:style-name="T1"> newwin( </text:span>hight, width, startyB, startxB <text:span text:style-name="T1">)</text:span>;</text:p>
          </table:table-cell>
          <table:covered-table-cell/>
        </table:table-row>
        <table:table-row>
          <table:table-cell table:style-name="Table4.A6" office:value-type="string">
            <text:p text:style-name="P8"><text:span text:style-name="T1">Usage</text:span><text:line-break/><text:span text:style-name="T2">"</text:span><text:span text:style-name="T2">initscr</text:span><text:span text:style-name="T2">()</text:span><text:span text:style-name="T2">",</text:span></text:p>
            <text:p text:style-name="P8"><text:span text:style-name="T2">"</text:span><text:span text:style-name="T2">endwin()</text:span><text:span text:style-name="T2">"</text:span></text:p>
            <text:p text:style-name="P7">start and stop curses-mode</text:p>
          </table:table-cell>
          <table:table-cell table:style-name="Table4.B2" office:value-type="string">
            <text:p text:style-name="P15">Initscr();</text:p>
            <text:p text:style-name="P15"/>
            <text:p text:style-name="P14"><text:s text:c="4"/><text:span text:style-name="T2">/* do stuff */</text:span></text:p>
            <text:p text:style-name="P16"/>
            <text:p text:style-name="P15">endwin();</text:p>
          </table:table-cell>
          <table:table-cell table:style-name="Table4.C2" table:number-columns-spanned="2" office:value-type="string">
            <text:p text:style-name="P14"/>
          </table:table-cell>
          <table:covered-table-cell/>
        </table:table-row>
        <table:table-row>
          <table:table-cell table:style-name="Table4.A7" office:value-type="string">
            <text:p text:style-name="P8"><text:span text:style-name="T1">Usage</text:span><text:line-break/><text:span text:style-name="T2">"</text:span><text:span text:style-name="T2">printw</text:span><text:span text:style-name="T2">()</text:span><text:span text:style-name="T2">",</text:span></text:p>
            <text:p text:style-name="P8"><text:span text:style-name="T2">"</text:span><text:span text:style-name="T2">mvprintw()</text:span><text:span text:style-name="T2">", "</text:span><text:span text:style-name="T2">refresh()</text:span><text:span text:style-name="T2">"</text:span></text:p>
            <text:p text:style-name="P7">print stuff <text:s/>then move cruser and print more stuff some whare else</text:p>
          </table:table-cell>
          <table:table-cell table:style-name="Table4.B3" office:value-type="string">
            <text:p text:style-name="P14"><text:span text:style-name="T1">p</text:span><text:span text:style-name="T1">rintw(</text:span>"stuff"<text:span text:style-name="T1">)</text:span>;</text:p>
            <text:p text:style-name="P14"><text:span text:style-name="T1">refresh()</text:span>;</text:p>
            <text:p text:style-name="P14"/>
            <text:p text:style-name="P14"><text:span text:style-name="T1">mvprintw(</text:span> y, x, "more stuff"<text:span text:style-name="T1"> )</text:span>;</text:p>
            <text:p text:style-name="P14"><text:span text:style-name="T1">refresh()</text:span>;</text:p>
          </table:table-cell>
          <table:table-cell table:style-name="Table4.C3" table:number-columns-spanned="2" office:value-type="string">
            <text:p text:style-name="P14">stuff</text:p>
            <text:p text:style-name="P14"><text:s text:c="12"/>more stuff</text:p>
          </table:table-cell>
          <table:covered-table-cell/>
        </table:table-row>
        <table:table-row>
          <table:table-cell table:style-name="Table4.A6" office:value-type="string">
            <text:p text:style-name="P8"><text:span text:style-name="T1">Usage</text:span><text:line-break/><text:span text:style-name="T2">"</text:span><text:span text:style-name="T2">w</text:span><text:span text:style-name="T2">printw</text:span><text:span text:style-name="T2">()</text:span><text:span text:style-name="T2">",</text:span></text:p>
            <text:p text:style-name="P8"><text:span text:style-name="T2">"</text:span><text:span text:style-name="T2">w</text:span><text:span text:style-name="T2">mvprintw()</text:span><text:span text:style-name="T2">", "</text:span><text:span text:style-name="T2">w</text:span><text:span text:style-name="T2">refresh()</text:span><text:span text:style-name="T2">"</text:span></text:p>
            <text:p text:style-name="P7">print stuff <text:s/>in a window, then move cruser and print more stuff in a nother window</text:p>
          </table:table-cell>
          <table:table-cell table:style-name="Table4.B3" office:value-type="string">
            <text:p text:style-name="P14"><text:span text:style-name="T1">w</text:span><text:span text:style-name="T1">p</text:span><text:span text:style-name="T1">rintw( </text:span><text:span text:style-name="T7">win_one,</text:span><text:span text:style-name="T1"> </text:span>"stuff" <text:span text:style-name="T1">)</text:span>;</text:p>
            <text:p text:style-name="P14"><text:span text:style-name="T1">w</text:span><text:span text:style-name="T1">refresh(</text:span><text:span text:style-name="T1"> </text:span><text:span text:style-name="T7">win_one</text:span><text:span text:style-name="T1"> </text:span><text:span text:style-name="T1">)</text:span>;</text:p>
            <text:p text:style-name="P14"/>
            <text:p text:style-name="P14"><text:span text:style-name="T1">mv</text:span><text:span text:style-name="T1">w</text:span><text:span text:style-name="T1">printw(</text:span> win_two, y, x, "more stuff"<text:span text:style-name="T1"> )</text:span>;</text:p>
            <text:p text:style-name="P14"><text:span text:style-name="T1">w</text:span><text:span text:style-name="T1">refresh( </text:span><text:span text:style-name="T7">win_two</text:span><text:span text:style-name="T1"> )</text:span>;</text:p>
          </table:table-cell>
          <table:table-cell table:style-name="Table4.C3" office:value-type="string">
            <text:p text:style-name="P14">stuff</text:p>
            <text:p text:style-name="P14"><text:s text:c="12"/></text:p>
          </table:table-cell>
          <table:table-cell table:style-name="Table4.C3" office:value-type="string">
            <text:p text:style-name="P14"/>
            <text:p text:style-name="P14"><text:s text:c="2"/>more stuff</text:p>
          </table:table-cell>
        </table:table-row>
        <table:table-row>
          <table:table-cell table:style-name="Table4.A6" office:value-type="string">
            <text:p text:style-name="P8"><text:span text:style-name="T1">Usage</text:span><text:line-break/><text:span text:style-name="T2">"</text:span><text:span text:style-name="T2">raw</text:span><text:span text:style-name="T2">()</text:span><text:span text:style-name="T2">",</text:span></text:p>
            <text:p text:style-name="P4">disable line buffering</text:p>
            <text:p text:style-name="P8"><text:span text:style-name="T2">"</text:span><text:span text:style-name="T2">cbreak()</text:span><text:span text:style-name="T2">",</text:span></text:p>
            <text:p text:style-name="P8"><text:span text:style-name="T2">disable line buffering </text:span><text:soft-page-break/><text:span text:style-name="T2">but CTRL-C still works.</text:span></text:p>
          </table:table-cell>
          <table:table-cell table:style-name="Table4.B3" office:value-type="string">
            <text:p text:style-name="P14">raw();</text:p>
            <text:p text:style-name="P14"/>
            <text:p text:style-name="P14">cbreak();</text:p>
          </table:table-cell>
          <table:table-cell table:style-name="Table4.C9" table:number-columns-spanned="2" office:value-type="string">
            <text:p text:style-name="P14"/>
          </table:table-cell>
          <table:covered-table-cell/>
        </table:table-row>
        <table:table-row>
          <table:table-cell table:style-name="Table4.A6" office:value-type="string">
            <text:p text:style-name="P8"><text:span text:style-name="T1">Usage</text:span><text:line-break/><text:span text:style-name="T2">"</text:span><text:span text:style-name="T2">echo()</text:span><text:span text:style-name="T2">"</text:span></text:p>
            <text:p text:style-name="P4">show user inputs</text:p>
            <text:p text:style-name="P8"><text:span text:style-name="T2">"</text:span><text:span text:style-name="T2">noecho()</text:span><text:span text:style-name="T2">"</text:span></text:p>
            <text:p text:style-name="P7">do not show user inputs</text:p>
          </table:table-cell>
          <table:table-cell table:style-name="Table4.B10" office:value-type="string">
            <text:p text:style-name="P14">noecho();</text:p>
            <text:p text:style-name="P14"/>
            <text:p text:style-name="P14">echo();</text:p>
          </table:table-cell>
          <table:table-cell table:style-name="Table4.C10" table:number-columns-spanned="2" office:value-type="string">
            <text:p text:style-name="P14"/>
          </table:table-cell>
          <table:covered-table-cell/>
        </table:table-row>
        <table:table-row>
          <table:table-cell table:style-name="Table4.A6" office:value-type="string">
            <text:p text:style-name="P8"><text:span text:style-name="T1">Usage</text:span><text:line-break/><text:span text:style-name="T2">"</text:span><text:span text:style-name="T2">keypad</text:span><text:span text:style-name="T2">()</text:span><text:span text:style-name="T2">"</text:span></text:p>
            <text:p text:style-name="P4">allow reading of arrowkeys</text:p>
            <text:p text:style-name="P8"><text:span text:style-name="T2">"</text:span><text:span text:style-name="T2">getch()</text:span><text:span text:style-name="T2">"</text:span></text:p>
            <text:p text:style-name="P4">read userinputs</text:p>
            <text:p text:style-name="P8"><text:span text:style-name="T2">"</text:span><text:span text:style-name="T2">wgetch()</text:span><text:span text:style-name="T2">"</text:span></text:p>
            <text:p text:style-name="P7">read userinputs from specifik window</text:p>
            <text:p text:style-name="P7">"halfdelay()"</text:p>
            <text:p text:style-name="P7">like cbreak but returns ERR if no input is available in a serten time</text:p>
          </table:table-cell>
          <table:table-cell table:style-name="Table4.B10" office:value-type="string">
            <text:p text:style-name="P14">Keypad( stdscr, TRUE );</text:p>
            <text:p text:style-name="P14"><text:s text:c="2"/>/*stdscr is the main window*/</text:p>
            <text:p text:style-name="P14">input = getch();</text:p>
            <text:p text:style-name="P14"/>
            <text:p text:style-name="P14">keypad( stdscr, FALSE );</text:p>
            <text:p text:style-name="P14"/>
            <text:p text:style-name="P14">keypad( win_one, TRUE );</text:p>
            <text:p text:style-name="P14">halfdelay( 60 ); <text:s/></text:p>
            <text:p text:style-name="P14"><text:s text:c="2"/>/*respons time 60sec*/</text:p>
            <text:p text:style-name="P14">if((input = wgetch( win_one )) == ERR )</text:p>
            <text:p text:style-name="P14"><text:s text:c="2"/>wprintw( win_one, "to late fore repons");</text:p>
          </table:table-cell>
          <table:table-cell table:style-name="Table4.C10" table:number-columns-spanned="2" office:value-type="string">
            <text:p text:style-name="P14">to late fore respons</text:p>
          </table:table-cell>
          <table:covered-table-cell/>
        </table:table-row>
        <table:table-row>
          <table:table-cell table:style-name="Table4.A6" office:value-type="string">
            <text:p text:style-name="P8"><text:span text:style-name="T1">Usage</text:span><text:line-break/>"start_color()"</text:p>
            <text:p text:style-name="P8">initiate colors</text:p>
            <text:p text:style-name="P8">"has_colors()"</text:p>
            <text:p text:style-name="P8">check if colors can be used by terminal</text:p>
            <text:p text:style-name="P8"><text:span text:style-name="T2">"</text:span><text:span text:style-name="T2">scanw</text:span><text:span text:style-name="T2">()</text:span><text:span text:style-name="T2">"</text:span></text:p>
            <text:p text:style-name="P7">get formatted input</text:p>
            <text:p text:style-name="P7">"attron()"</text:p>
            <text:p text:style-name="P7">switch on color attributes etc</text:p>
            <text:p text:style-name="P7">"attroff()"</text:p>
            <text:p text:style-name="P7">turn of attributes</text:p>
            <text:p text:style-name="P7">"chgat()"</text:p>
            <text:p text:style-name="P7">recolorate <text:s/>charaters</text:p>
            <text:p text:style-name="P7">"init_color()"</text:p>
            <text:p text:style-name="P7">change the color definition</text:p>
            <text:p text:style-name="P7">"can_change_color()"</text:p>
            <text:p text:style-name="P7">ask if colors can be redefined</text:p>
          </table:table-cell>
          <table:table-cell table:style-name="Table4.B10" office:value-type="string">
            <text:p text:style-name="P14">If( hascolors() == FALSE);</text:p>
            <text:p text:style-name="P14"><text:s text:c="2"/>exit(1);</text:p>
            <text:p text:style-name="P14">start_color();</text:p>
            <text:p text:style-name="P14"/>
            <text:p text:style-name="P14">printw("Enter a number: ");</text:p>
            <text:p text:style-name="P14">scanw("%d", &amp;number);</text:p>
            <text:p text:style-name="P14"/>
            <text:p text:style-name="P14">attron( COLOR_PAIR(1) | A_BLINK );</text:p>
            <text:p text:style-name="P14"><text:s text:c="2"/>/* let the text blink in red*/</text:p>
            <text:p text:style-name="P14"><text:s text:c="2"/>prinw("\nthe number is %d", number );</text:p>
            <text:p text:style-name="P14">attroff( COLOR_PAIR(1) | A_BLINK );</text:p>
            <text:p text:style-name="P14"/>
            <text:p text:style-name="P14">chgat(-1, <text:s/>A_NORMAL, 0, NULL);</text:p>
            <text:p text:style-name="P14"><text:s/>/*from -1 to 0 means the hole screen*/</text:p>
            <text:p text:style-name="P14"/>
            <text:p text:style-name="P14">if( can_change_color() )</text:p>
            <text:p text:style-name="P14"><text:s text:c="2"/>init_color( COLOR_RED, 5, 0, 0 );</text:p>
          </table:table-cell>
          <table:table-cell table:style-name="Table4.C10" table:number-columns-spanned="2" office:value-type="string">
            <text:p text:style-name="P14">Enter a number: <text:s/>666</text:p>
            <text:p text:style-name="P14">the number is 666</text:p>
          </table:table-cell>
          <table:covered-table-cell/>
        </table:table-row>
        <table:table-row>
          <table:table-cell table:style-name="Table4.A6" office:value-type="string">
            <text:p text:style-name="P1">Usage</text:p>
            <text:p text:style-name="P8"><text:span text:style-name="T7">"</text:span><text:span text:style-name="T7">box()</text:span><text:span text:style-name="T7">"</text:span></text:p>
            <text:p text:style-name="P8"><text:span text:style-name="T7">draw nice windowborders</text:span><text:line-break/><text:span text:style-name="T2">"</text:span><text:span text:style-name="T2">wborder</text:span><text:span text:style-name="T2">()</text:span><text:span text:style-name="T2">"</text:span></text:p>
            <text:p text:style-name="P7">add costume windowborders</text:p>
            <text:p text:style-name="P7">"delwin()"</text:p>
            <text:p text:style-name="P7">free memory from <text:s/>the windowvariable</text:p>
          </table:table-cell>
          <table:table-cell table:style-name="Table4.B10" office:value-type="string">
            <text:p text:style-name="P14">Box( win_one, 0, 0 );</text:p>
            <text:p text:style-name="P14"><text:s text:c="2"/>/*0,0 givs default characters*/</text:p>
            <text:p text:style-name="P14"/>
            <text:p text:style-name="P14">wborder(win_two, '|', '|', '-', '-', '+', '+', '+', '+' );</text:p>
            <text:p text:style-name="P14"/>
            <text:p text:style-name="P14">wborder( win_one, ' ', ' ', ' ', ' ',' ',' ',' ',' ' );</text:p>
            <text:p text:style-name="P14">delwin( win_one );</text:p>
          </table:table-cell>
          <table:table-cell table:style-name="Table4.C10" table:number-columns-spanned="2" office:value-type="string">
            <text:p text:style-name="P14"/>
          </table:table-cell>
          <table:covered-table-cell/>
        </table:table-row>
        <table:table-row>
          <table:table-cell table:style-name="Table4.A6" office:value-type="string">
            <text:p text:style-name="P8"><text:span text:style-name="T1">Usage</text:span><text:line-break/><text:soft-page-break/><text:span text:style-name="T2">"</text:span><text:span text:style-name="T2">funktion_name</text:span><text:span text:style-name="T2">()</text:span><text:span text:style-name="T2">"</text:span></text:p>
            <text:p text:style-name="P7">deskription</text:p>
          </table:table-cell>
          <table:table-cell table:style-name="Table4.B10" office:value-type="string">
            <text:p text:style-name="P14"/>
          </table:table-cell>
          <table:table-cell table:style-name="Table4.C10" table:number-columns-spanned="2" office:value-type="string">
            <text:p text:style-name="P14"/>
          </table:table-cell>
          <table:covered-table-cell/>
        </table:table-row>
      </table:table>
      <text:p text:style-name="Standard"/>
      <text:p text:style-name="P28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">Libary</text:p>
          </table:table-cell>
          <table:table-cell table:style-name="Table5.B1" office:value-type="string">
            <text:p text:style-name="P14"/>
          </table:table-cell>
          <table:table-cell table:style-name="Table5.C1" office:value-type="string">
            <text:p text:style-name="P14"/>
          </table:table-cell>
        </table:table-row>
        <table:table-row>
          <table:table-cell table:style-name="Table5.A2" office:value-type="string">
            <text:p text:style-name="P1">Commands</text:p>
          </table:table-cell>
          <table:table-cell table:style-name="Table5.B2" office:value-type="string">
            <text:p text:style-name="P14">Print( "text %v", variableone, var_two... );</text:p>
            <text:p text:style-name="P14">println( "text %v", variableone, var_two... );</text:p>
          </table:table-cell>
          <table:table-cell table:style-name="Table5.C2" office:value-type="string">
            <text:p text:style-name="P14"/>
          </table:table-cell>
        </table:table-row>
        <table:table-row>
          <table:table-cell table:style-name="Table5.A3" office:value-type="string">
            <text:p text:style-name="P1">Modes</text:p>
            <text:p text:style-name="P3">"%v" in print</text:p>
          </table:table-cell>
          <table:table-cell table:style-name="Table5.B3" office:value-type="string">
            <text:p text:style-name="P14">int (integer values) uses %d</text:p>
            <text:p text:style-name="P14">float (floating point values) uses %f</text:p>
            <text:p text:style-name="P14">char (single character values) uses %c</text:p>
            <text:p text:style-name="P14">character strings (arrays of characters, discussed later) use %s</text:p>
          </table:table-cell>
          <table:table-cell table:style-name="Table5.C3" office:value-type="string">
            <text:p text:style-name="P14"/>
          </table:table-cell>
        </table:table-row>
        <table:table-row>
          <table:table-cell table:style-name="Table5.A2" office:value-type="string">
            <text:p text:style-name="P1">Konstants and Variables</text:p>
          </table:table-cell>
          <table:table-cell table:style-name="Table5.B4" office:value-type="string">
            <text:p text:style-name="P14"/>
          </table:table-cell>
          <table:table-cell table:style-name="Table5.C4" office:value-type="string">
            <text:p text:style-name="P14"/>
          </table:table-cell>
        </table:table-row>
        <table:table-row>
          <table:table-cell table:style-name="Table5.A3" office:value-type="string">
            <text:p text:style-name="P6">Declarations</text:p>
          </table:table-cell>
          <table:table-cell table:style-name="Table5.B3" office:value-type="string">
            <text:p text:style-name="P14"/>
          </table:table-cell>
          <table:table-cell table:style-name="Table5.C3" office:value-type="string">
            <text:p text:style-name="P14"/>
          </table:table-cell>
        </table:table-row>
        <table:table-row>
          <table:table-cell table:style-name="Table5.A6" office:value-type="string">
            <text:p text:style-name="P8"><text:span text:style-name="T1">Usage</text:span><text:line-break/><text:span text:style-name="T2">"</text:span><text:span text:style-name="T2">funktion_name</text:span><text:span text:style-name="T2">()</text:span><text:span text:style-name="T2">"</text:span></text:p>
            <text:p text:style-name="P7">deskription</text:p>
          </table:table-cell>
          <table:table-cell table:style-name="Table5.B6" office:value-type="string">
            <text:p text:style-name="P14"/>
          </table:table-cell>
          <table:table-cell table:style-name="Table5.C6" office:value-type="string">
            <text:p text:style-name="P14"/>
          </table:table-cell>
        </table:table-row>
      </table:table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">Libary</text:p>
          </table:table-cell>
          <table:table-cell table:style-name="Table6.B1" office:value-type="string">
            <text:p text:style-name="P14"/>
          </table:table-cell>
          <table:table-cell table:style-name="Table6.C1" office:value-type="string">
            <text:p text:style-name="P14"/>
          </table:table-cell>
        </table:table-row>
        <table:table-row>
          <table:table-cell table:style-name="Table6.A2" office:value-type="string">
            <text:p text:style-name="P1">Commands</text:p>
          </table:table-cell>
          <table:table-cell table:style-name="Table6.B2" office:value-type="string">
            <text:p text:style-name="P14"/>
          </table:table-cell>
          <table:table-cell table:style-name="Table6.C2" office:value-type="string">
            <text:p text:style-name="P14"/>
          </table:table-cell>
        </table:table-row>
        <table:table-row>
          <table:table-cell table:style-name="Table6.A3" office:value-type="string">
            <text:p text:style-name="P1">Modes</text:p>
            <text:p text:style-name="P3">"variable_name"</text:p>
          </table:table-cell>
          <table:table-cell table:style-name="Table6.B3" office:value-type="string">
            <text:p text:style-name="P14"/>
          </table:table-cell>
          <table:table-cell table:style-name="Table6.C3" office:value-type="string">
            <text:p text:style-name="P14"/>
          </table:table-cell>
        </table:table-row>
        <table:table-row>
          <table:table-cell table:style-name="Table6.A2" office:value-type="string">
            <text:p text:style-name="P1">Konstants and Variables</text:p>
          </table:table-cell>
          <table:table-cell table:style-name="Table6.B4" office:value-type="string">
            <text:p text:style-name="P14"/>
          </table:table-cell>
          <table:table-cell table:style-name="Table6.C4" office:value-type="string">
            <text:p text:style-name="P14"/>
          </table:table-cell>
        </table:table-row>
        <table:table-row>
          <table:table-cell table:style-name="Table6.A3" office:value-type="string">
            <text:p text:style-name="P6">Declarations</text:p>
          </table:table-cell>
          <table:table-cell table:style-name="Table6.B3" office:value-type="string">
            <text:p text:style-name="P14"/>
          </table:table-cell>
          <table:table-cell table:style-name="Table6.C3" office:value-type="string">
            <text:p text:style-name="P14"/>
          </table:table-cell>
        </table:table-row>
        <table:table-row>
          <table:table-cell table:style-name="Table6.A6" office:value-type="string">
            <text:p text:style-name="P8"><text:span text:style-name="T1">Usage</text:span><text:line-break/><text:span text:style-name="T2">"funktion_name()"</text:span></text:p>
            <text:p text:style-name="P7">deskription</text:p>
          </table:table-cell>
          <table:table-cell table:style-name="Table6.B6" office:value-type="string">
            <text:p text:style-name="P14"/>
          </table:table-cell>
          <table:table-cell table:style-name="Table6.C6" office:value-type="string">
            <text:p text:style-name="P1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0T14:45:09</meta:creation-date>
    <dc:date>2011-03-07T12:39:28</dc:date>
    <meta:editing-duration>PT13H1M13S</meta:editing-duration>
    <meta:editing-cycles>23</meta:editing-cycles>
    <meta:generator>LibreOffice/3.3$Linux LibreOffice_project/330m19$Build-8</meta:generator>
    <meta:document-statistic meta:table-count="7" meta:image-count="0" meta:object-count="0" meta:page-count="6" meta:paragraph-count="333" meta:word-count="1139" meta:character-count="7603"/>
  </office:meta>
</office:document-meta>
</file>